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SV" officeooo:rsid="0026fc5e" officeooo:paragraph-rsid="0026fc5e"/>
    </style:style>
    <style:style style:name="P2" style:family="paragraph" style:parent-style-name="Standard">
      <style:paragraph-properties fo:text-align="start" style:justify-single-word="false"/>
      <style:text-properties officeooo:paragraph-rsid="0026fc5e"/>
    </style:style>
    <style:style style:name="T1" style:family="text">
      <style:text-properties fo:language="es" fo:country="SV" officeooo:rsid="0026fc5e"/>
    </style:style>
    <style:style style:name="T2" style:family="text">
      <style:text-properties fo:language="es" fo:country="SV" officeooo:rsid="002756b9"/>
    </style:style>
    <style:style style:name="T3" style:family="text">
      <style:text-properties style:text-underline-style="none"/>
    </style:style>
    <style:style style:name="T4" style:family="text">
      <style:text-properties officeooo:rsid="002756b9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mbre:{d.</text:span><text:span text:style-name="T2">firstname</text:span><text:span text:style-name="T1">}</text:span></text:p>
      <text:p text:style-name="P1">Apellido:{d.lastname}</text:p>
      <text:p text:style-name="P1">Edad:{d.ag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21T12:50:07.621000000</dc:date>
    <meta:editing-duration>PT33M25S</meta:editing-duration>
    <meta:editing-cycles>16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3" meta:word-count="3" meta:character-count="53" meta:non-whitespace-character-count="53"/>
  </office:meta>
</office:document-meta>
</file>